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68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ta2" style:family="table" style:master-page-name="PageStyle_5f_sfsfsfsf">
      <style:table-properties table:display="true" style:writing-mode="lr-tb"/>
    </style:style>
    <style:style style:name="ta3" style:family="table" style:master-page-name="PageStyle_5f_sfsdfsfsf">
      <style:table-properties table:display="true" style:writing-mode="lr-tb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" style:family="table-cell" style:parent-style-name="Default">
      <style:table-cell-properties fo:background-color="#7878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7f7f6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ackground-color="#007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" style:family="table-cell" style:parent-style-name="Default">
      <style:table-cell-properties fo:background-color="#8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2a60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ackground-color="#ffff00" style:rotation-align="none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ackground-color="#2a60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81d41a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fsdfsfsf" table:style-name="ta3">
        <office:forms form:automatic-focus="false" form:apply-design-mode="false"/>
        <table:table-column table:style-name="co1" table:number-columns-repeated="16" table:default-cell-style-name="Default"/>
        <table:table-row table:style-name="ro3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9" office:value-type="string" calcext:value-type="string">
            <text:p>d</text:p>
          </table:table-cell>
          <table:table-cell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15" office:value-type="string" calcext:value-type="string">
            <text:p>a</text:p>
          </table:table-cell>
          <table:table-cell table:style-name="ce15" office:value-type="string" calcext:value-type="string">
            <text:p>b</text:p>
          </table:table-cell>
          <table:table-cell table:style-name="ce15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number-columns-repeated="2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2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/>
        </table:table-row>
        <table:table-row table:style-name="ro3">
          <table:table-cell table:style-name="ce2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/>
          <table:table-cell table:style-name="ce1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number-columns-repeated="16"/>
        </table:table-row>
        <table:table-row table:style-name="ro2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number-columns-repeated="12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number-columns-repeated="11"/>
          <table:table-cell table:style-name="ce16"/>
          <table:table-cell table:number-columns-repeated="4"/>
        </table:table-row>
        <table:table-row table:style-name="ro2">
          <table:table-cell table:number-columns-repeated="12"/>
          <table:table-cell table:style-name="ce16"/>
          <table:table-cell table:number-columns-repeated="3"/>
        </table:table-row>
        <table:table-row table:style-name="ro2" table:number-rows-repeated="2">
          <table:table-cell table:number-columns-repeated="13"/>
          <table:table-cell table:style-name="ce16"/>
          <table:table-cell table:number-columns-repeated="2"/>
        </table:table-row>
        <table:table-row table:style-name="ro2">
          <table:table-cell table:number-columns-repeated="13"/>
          <table:table-cell table:style-name="ce18"/>
          <table:table-cell table:number-columns-repeated="2"/>
        </table:table-row>
      </table:table>
      <table:table table:name="sfsfsfsf" table:style-name="ta2">
        <table:table-column table:style-name="co1" table:number-columns-repeated="2" table:default-cell-style-name="ce39"/>
        <table:table-column table:style-name="co1" table:number-columns-repeated="62" table:default-cell-style-name="Default"/>
        <table:table-row table:style-name="ro2">
          <table:table-cell table:number-columns-repeated="2" office:value-type="string" calcext:value-type="string">
            <text:p>sfsf</text:p>
          </table:table-cell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</number:text>
    </number:number-style>
    <number:number-style style:name="N12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loext:text>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R$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3:58:50.47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fsfsfsf" style:display-name="PageStyle_sfsfsfs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sfsdfsfsf" style:display-name="PageStyle_sfsdfsfsf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10</meta:editing-cycles>
    <meta:creation-date>2020-09-08T10:57:55</meta:creation-date>
    <dc:date>2020-09-21T13:59:07.393000000</dc:date>
    <dc:language>pt-BR</dc:language>
    <meta:editing-duration>PT14M17S</meta:editing-duration>
    <meta:generator>LibreOffice/6.4.5.2$Windows_X86_64 LibreOffice_project/a726b36747cf2001e06b58ad5db1aa3a9a1872d6</meta:generator>
    <meta:document-statistic meta:table-count="2" meta:cell-count="5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